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6.616cm" fo:margin-left="0.99cm" table:align="left"/>
    </style:style>
    <style:style style:name="Tabla2.A" style:family="table-column">
      <style:table-column-properties style:column-width="16.616cm"/>
    </style:style>
    <style:style style:name="Tabla2.A1" style:family="table-cell">
      <style:table-cell-properties fo:padding="0.097cm" fo:border="0.002cm solid #000000"/>
    </style:style>
    <style:style style:name="Tabla5" style:family="table">
      <style:table-properties style:width="17.595cm" fo:margin-left="0cm" table:align="left"/>
    </style:style>
    <style:style style:name="Tabla5.A" style:family="table-column">
      <style:table-column-properties style:column-width="3.598cm"/>
    </style:style>
    <style:style style:name="Tabla5.B" style:family="table-column">
      <style:table-column-properties style:column-width="13.996cm"/>
    </style:style>
    <style:style style:name="Tabla5.A1" style:family="table-cell">
      <style:table-cell-properties fo:padding="0.097cm" fo:border="none"/>
    </style:style>
    <style:style style:name="Tabla3" style:family="table">
      <style:table-properties style:width="17.595cm" fo:margin-left="0cm" table:align="left"/>
    </style:style>
    <style:style style:name="Tabla3.A" style:family="table-column">
      <style:table-column-properties style:column-width="0.951cm"/>
    </style:style>
    <style:style style:name="Tabla3.C" style:family="table-column">
      <style:table-column-properties style:column-width="9.357cm"/>
    </style:style>
    <style:style style:name="Tabla3.D" style:family="table-column">
      <style:table-column-properties style:column-width="1.651cm"/>
    </style:style>
    <style:style style:name="Tabla3.E" style:family="table-column">
      <style:table-column-properties style:column-width="1.653cm"/>
    </style:style>
    <style:style style:name="Tabla3.F" style:family="table-column">
      <style:table-column-properties style:column-width="1.517cm"/>
    </style:style>
    <style:style style:name="Tabla3.G" style:family="table-column">
      <style:table-column-properties style:column-width="1.515cm"/>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3.A23" style:family="table-cell">
      <style:table-cell-properties fo:padding="0.097cm" fo:border-left="0.002cm solid #000000" fo:border-right="none" fo:border-top="none" fo:border-bottom="none"/>
    </style:style>
    <style:style style:name="Tabla3.G23" style:family="table-cell">
      <style:table-cell-properties fo:padding="0.097cm" fo:border-left="0.002cm solid #000000" fo:border-right="0.002cm solid #000000" fo:border-top="none" fo:border-bottom="none"/>
    </style:style>
    <style:style style:name="Tabla1" style:family="table">
      <style:table-properties style:width="17.595cm" fo:margin-left="0cm" table:align="left"/>
    </style:style>
    <style:style style:name="Tabla1.A" style:family="table-column">
      <style:table-column-properties style:column-width="1.799cm"/>
    </style:style>
    <style:style style:name="Tabla1.B" style:family="table-column">
      <style:table-column-properties style:column-width="15.796cm"/>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4" style:family="table">
      <style:table-properties style:width="9.29cm" table:align="left"/>
    </style:style>
    <style:style style:name="Tabla4.A" style:family="table-column">
      <style:table-column-properties style:column-width="1.296cm"/>
    </style:style>
    <style:style style:name="Tabla4.B" style:family="table-column">
      <style:table-column-properties style:column-width="7.994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Text_20_body">
      <style:paragraph-properties loext:contextual-spacing="false" fo:margin-left="0cm" fo:margin-right="0cm" fo:margin-top="0cm" fo:margin-bottom="0.265cm" fo:orphans="2" fo:widows="2" fo:text-indent="0cm" style:auto-text-indent="false"/>
      <style:text-properties fo:language="es" fo:country="ES"/>
    </style:style>
    <style:style style:name="P7" style:family="paragraph" style:parent-style-name="Standard">
      <style:paragraph-properties fo:margin-left="0cm" fo:margin-right="0cm" fo:text-indent="0cm" style:auto-text-indent="false" style:writing-mode="lr-tb"/>
      <style:text-properties fo:language="es" fo:country="ES" fo:font-weight="bold" style:font-weight-asian="bold"/>
    </style:style>
    <style:style style:name="P8" style:family="paragraph" style:parent-style-name="Standard">
      <style:text-properties fo:language="es" fo:country="ES"/>
    </style:style>
    <style:style style:name="P9" style:family="paragraph" style:parent-style-name="Standard">
      <style:paragraph-properties fo:margin-left="1.249cm" fo:margin-right="0cm" fo:text-indent="0cm" style:auto-text-indent="false" style:writing-mode="lr-tb"/>
      <style:text-properties fo:language="es" fo:country="ES"/>
    </style:style>
    <style:style style:name="P10" style:family="paragraph" style:parent-style-name="Standard">
      <style:paragraph-properties fo:margin-left="2.498cm" fo:margin-right="0cm" fo:text-indent="0cm" style:auto-text-indent="false" style:writing-mode="lr-tb"/>
      <style:text-properties fo:language="es" fo:country="ES"/>
    </style:style>
    <style:style style:name="P11" style:family="paragraph" style:parent-style-name="Title">
      <style:text-properties fo:language="es" fo:country="ES"/>
    </style:style>
    <style:style style:name="P12" style:family="paragraph" style:parent-style-name="Table_20_Contents">
      <style:paragraph-properties fo:text-align="center" style:justify-single-word="false" fo:background-color="#81d41a">
        <style:background-image/>
      </style:paragraph-properties>
    </style:style>
    <style:style style:name="P13" style:family="paragraph" style:parent-style-name="Table_20_Contents">
      <style:paragraph-properties fo:text-align="center" style:justify-single-word="false" fo:background-color="#ffdbb6">
        <style:background-image/>
      </style:paragraph-properties>
    </style:style>
    <style:style style:name="P14" style:family="paragraph" style:parent-style-name="Table_20_Contents">
      <style:paragraph-properties fo:text-align="center" style:justify-single-word="false" fo:background-color="#ff8000">
        <style:background-image/>
      </style:paragraph-properties>
    </style:style>
    <style:style style:name="P15" style:family="paragraph" style:parent-style-name="Text_20_body">
      <style:text-properties fo:font-variant="normal" fo:text-transform="none" fo:color="#333333" fo:letter-spacing="normal" fo:language="es" fo:country="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color="#ff5429"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fo:background-color="#ffffff">
        <style:background-image/>
      </style:paragraph-properties>
    </style:style>
    <style:style style:name="P20" style:family="paragraph" style:parent-style-name="Table_20_Contents">
      <style:paragraph-properties fo:text-align="center" style:justify-single-word="false" fo:background-color="#81d41a">
        <style:background-image/>
      </style:paragraph-properties>
    </style:style>
    <style:style style:name="T1" style:family="text">
      <style:text-properties fo:color="#ff5429" fo:font-size="14pt" fo:font-weight="bold" style:font-size-asian="14pt" style:font-weight-asian="bold" style:font-size-complex="14pt" style:font-weight-complex="bold"/>
    </style:style>
    <style:style style:name="T2" style:family="text">
      <style:text-properties fo:font-size="13pt" style:font-size-asian="13pt" style:font-size-complex="13pt"/>
    </style:style>
    <style:style style:name="T3" style:family="text">
      <style:text-properties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lanificación Tareas del Proyecto</text:p>
      <text:p text:style-name="Standard">Tomando como base el indice incluido en el documento “Normas_Elaboración_del_Módulo_Proyecto” que a continuación se incluye</text:p>
      <table:table table:name="Tabla2" table:style-name="Tabla2">
        <table:table-column table:style-name="Tabla2.A"/>
        <table:table-row>
          <table:table-cell table:style-name="Tabla2.A1" office:value-type="string">
            <text:p text:style-name="P7">1.<text:tab/>Introducción</text:p>
            <text:p text:style-name="P9">1.1<text:tab/>Introducción a la memoria</text:p>
            <text:p text:style-name="P9">1.2<text:tab/>Descripción</text:p>
            <text:p text:style-name="P9">1.3<text:tab/>Objetivos generales</text:p>
            <text:p text:style-name="P9">1.4<text:tab/>Beneficios</text:p>
            <text:p text:style-name="P9">1.5<text:tab/>Motivaciones personales</text:p>
            <text:p text:style-name="P9">1.6<text:tab/>Estructura de la memoria</text:p>
            <text:p text:style-name="P7">2.<text:tab/>Estudio de viabilidad</text:p>
            <text:p text:style-name="P9">2.1<text:tab/>Introducción</text:p>
            <text:p text:style-name="P10">2.1.1<text:tab/>Tipología y palabras clave</text:p>
            <text:p text:style-name="P10">2.1.2<text:tab/>Descripción</text:p>
            <text:p text:style-name="P10">2.1.3<text:tab/>Objetivos del proyecto</text:p>
            <text:p text:style-name="P10">2.1.4<text:tab/>Clasificación de los objetivos</text:p>
            <text:p text:style-name="P10">2.1.5<text:tab/>Definiciones, acrónimos i abreviaciones<text:tab/></text:p>
            <text:p text:style-name="P10">2.1.6<text:tab/>Partes interesadas</text:p>
            <text:p text:style-name="P10">2.1.7<text:tab/>Referencias</text:p>
            <text:p text:style-name="P10">2.1.8<text:tab/>Documentación del proyecto<text:tab/>18</text:p>
            <text:p text:style-name="P9">2.2<text:tab/>Estudio de la situación actual</text:p>
            <text:p text:style-name="P10">2.2.1<text:tab/>Contexto</text:p>
            <text:p text:style-name="P10">2.2.2<text:tab/>Lógica del sistema</text:p>
            <text:p text:style-name="P10">2.2.3<text:tab/>Descripción física</text:p>
            <text:p text:style-name="P10">2.2.4<text:tab/>Diagnóstico del sistema actual</text:p>
            <text:p text:style-name="P10">2.2.5<text:tab/>Normativa y legislación</text:p>
            <text:p text:style-name="P9">2.3<text:tab/>Requisitos del sistema</text:p>
            <text:p text:style-name="P10">2.3.1<text:tab/>Requisitos</text:p>
            <text:p text:style-name="P10">2.3.2<text:tab/>Restricciones del sistema</text:p>
            <text:p text:style-name="P10">2.3.3<text:tab/>Catalogación y priorización de los requisitos</text:p>
            <text:p text:style-name="P9">2.4<text:tab/>Alternativas y selección de la solución</text:p>
            <text:p text:style-name="P10">2.4.1<text:tab/>Alternativa 1: </text:p>
            <text:p text:style-name="P10">2.4.2<text:tab/>Alternativa 2: </text:p>
            <text:p text:style-name="P10">2.4.x<text:tab/>Conclusiones</text:p>
            <text:p text:style-name="P9">2.5<text:tab/>Planificación del proyecto</text:p>
            <text:p text:style-name="P10">2.5.1<text:tab/>Recursos del proyecto</text:p>
            <text:p text:style-name="P10">2.5.2<text:tab/>Tareas del proyecto</text:p>
            <text:p text:style-name="P10">2.5.3<text:tab/>Planificación temporal</text:p>
            <text:p text:style-name="P9">2.6<text:tab/>Evaluación de riesgos</text:p>
            <text:p text:style-name="P10">2.6.1<text:tab/>Lista de riesgos</text:p>
            <text:p text:style-name="P10">2.6.2<text:tab/>Catalogación de riesgos</text:p>
            <text:p text:style-name="P10">2.6.3<text:tab/>Plan de contingencia</text:p>
            <text:p text:style-name="P9">2.7<text:tab/>Presupuesto</text:p>
            <text:p text:style-name="P10">2.7.1<text:tab/>Estimación de coste material</text:p>
            <text:p text:style-name="P10">2.7.2<text:tab/>Estimación de coste personal</text:p>
            <text:p text:style-name="P10">2.7.3<text:tab/>Resumen y análisis coste beneficio</text:p>
            <text:p text:style-name="P9"><text:soft-page-break/>2.8<text:tab/>Conclusiones</text:p>
            <text:p text:style-name="P10">2.8.1<text:tab/>Beneficios</text:p>
            <text:p text:style-name="P10">2.8.2<text:tab/>Inconvenientes</text:p>
            <text:p text:style-name="P7">3.<text:tab/>Análisis<text:tab/></text:p>
            <text:p text:style-name="P9">3.1<text:tab/>Introducción</text:p>
            <text:p text:style-name="P9">3.2<text:tab/>Requisitos funcionales de usuarios</text:p>
            <text:p text:style-name="P9">3.3<text:tab/>Requisitos no funcionales</text:p>
            <text:p text:style-name="P9">3.4<text:tab/>Diagramas de casos de uso / Casos de uso</text:p>
            <text:p text:style-name="P9"/>
            <text:p text:style-name="P9">3.5<text:tab/>Diagramas lógigo de datos</text:p>
            <text:p text:style-name="P9">3.6<text:tab/>Diagramas de clases</text:p>
            <text:p text:style-name="P9">3.7<text:tab/>Diagramas de interacción</text:p>
            <text:p text:style-name="P9">3.8<text:tab/>Menús de navegación</text:p>
            <text:p text:style-name="P9">3.9<text:tab/>Conclusión del análisis</text:p>
            <text:p text:style-name="P7">4.<text:tab/>Diseño</text:p>
            <text:p text:style-name="P9">4.1<text:tab/>Introducción</text:p>
            <text:p text:style-name="P9"><text:tab/><text:tab/>4.1.1. Selección del entorno de desarrollo</text:p>
            <text:p text:style-name="P9"><text:tab/><text:tab/>4.1.2. Selección de base de datos</text:p>
            <text:p text:style-name="P9">4.2<text:tab/>Configuración de la plataforma</text:p>
            <text:p text:style-name="P9">4.3<text:tab/>Capas de la aplicación</text:p>
            <text:p text:style-name="P9">4.4<text:tab/>Estructura de la base de datos</text:p>
            <text:p text:style-name="P9">4.5<text:tab/>Arquitectura de la aplicación</text:p>
            <text:p text:style-name="P7">5.<text:tab/>Implementación</text:p>
            <text:p text:style-name="P9">5.1<text:tab/>Introducción</text:p>
            <text:p text:style-name="P9">5.2<text:tab/>Codificación de las diferentes capas</text:p>
            <text:p text:style-name="P9">5.3<text:tab/>Integración de las herramientas de apoyo</text:p>
            <text:p text:style-name="P7">6.<text:tab/>Pruebas</text:p>
            <text:p text:style-name="P9">6.1<text:tab/>Introducción</text:p>
            <text:p text:style-name="P9">6.2<text:tab/>Pruebas</text:p>
            <text:p text:style-name="P9">6.3<text:tab/>Resultados Obtenidos</text:p>
            <text:p text:style-name="P9">6.4<text:tab/>Conclusiones</text:p>
            <text:p text:style-name="P7">7.<text:tab/>Conclusiones</text:p>
            <text:p text:style-name="P9">7.1<text:tab/>Conclusiones finales</text:p>
            <text:p text:style-name="P9">7.2<text:tab/>Desviaciones temporales</text:p>
            <text:p text:style-name="P9">7.3<text:tab/>Posibles ampliaciones y modificaciones</text:p>
            <text:p text:style-name="P9">7.4<text:tab/>Valoración personal</text:p>
            <text:p text:style-name="P8"/>
          </table:table-cell>
        </table:table-row>
      </table:table>
      <text:p text:style-name="P6"/>
      <text:p text:style-name="P6">Se desea que realicéis una planificación de las tareas que tenéis que realizar, lo más detalla posible, de acuerdo con los conocimientos que tendréis en este momento. No os preocupéis por no tener claro en este momento todas las tareas que hay que realizar, pero si deberéis tener una idea general, que será la que plasmaréis en la siguiente tabla</text:p>
      <text:p text:style-name="P6"/>
      <text:p text:style-name="P6">en la que indiquéis las tareas que vais a realizar y la fecha de conclusión de la misma. </text:p>
      <text:h text:style-name="Heading_20_2" text:outline-level="2"><text:soft-page-break/>Planificación Tareas a realizar <text:span text:style-name="T2">(o ya realizadas)</text:span> del <text:s/>Proyecto</text:h>
      <text:p text:style-name="P16">Fecha límite de finalización<text:span text:style-name="T1"> 10 de Junio</text:span></text:p>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A1" office:value-type="string">
            <text:p text:style-name="P3">Daniel García Zambrano</text:p>
          </table:table-cell>
        </table:table-row>
        <table:table-row>
          <table:table-cell table:style-name="Tabla5.A1" office:value-type="string">
            <text:p text:style-name="P17">Título proyecto:</text:p>
          </table:table-cell>
          <table:table-cell table:style-name="Tabla5.A1" office:value-type="string">
            <text:p text:style-name="P3">JUEGO MULTIPLATAFORMA CON UNITY</text:p>
          </table:table-cell>
        </table:table-row>
      </table:table>
      <text:p text:style-name="P18"/>
      <table:table table:name="Tabla3" table:style-name="Tabla3">
        <table:table-column table:style-name="Tabla3.A" table:number-columns-repeated="2"/>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5">Tipo</text:p>
          </table:table-cell>
          <table:table-cell table:style-name="Tabla3.A1" office:value-type="string">
            <text:p text:style-name="P2">Nº</text:p>
          </table:table-cell>
          <table:table-cell table:style-name="Tabla3.A1" office:value-type="string">
            <text:p text:style-name="P2">Tarea</text:p>
          </table:table-cell>
          <table:table-cell table:style-name="Tabla3.A1" office:value-type="string">
            <text:p text:style-name="P2"><text:span text:style-name="T3">Duración</text:span> </text:p>
          </table:table-cell>
          <table:table-cell table:style-name="Tabla3.A1" office:value-type="string">
            <text:p text:style-name="P2">F. Inicio</text:p>
          </table:table-cell>
          <table:table-cell table:style-name="Tabla3.A1" office:value-type="string">
            <text:p text:style-name="P2">F. Fin</text:p>
          </table:table-cell>
          <table:table-cell table:style-name="Tabla3.G1" office:value-type="string">
            <text:p text:style-name="P2">Estado <text:span text:style-name="T3">(</text:span><text:span text:style-name="T3">E/R/C)</text:span></text:p>
          </table:table-cell>
        </table:table-row>
        <table:table-row>
          <table:table-cell table:style-name="Tabla3.A2" office:value-type="string">
            <text:p text:style-name="P4">D</text:p>
          </table:table-cell>
          <table:table-cell table:style-name="Tabla3.A2" office:value-type="string">
            <text:p text:style-name="P4">1</text:p>
          </table:table-cell>
          <table:table-cell table:style-name="Tabla3.A2" office:value-type="string">
            <text:p text:style-name="P4">Diseño estructura general</text:p>
          </table:table-cell>
          <table:table-cell table:style-name="Tabla3.A2" office:value-type="string">
            <text:p text:style-name="P4">4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D</text:p>
          </table:table-cell>
          <table:table-cell table:style-name="Tabla3.A2" office:value-type="string">
            <text:p text:style-name="P4">1.1</text:p>
          </table:table-cell>
          <table:table-cell table:style-name="Tabla3.A2" office:value-type="string">
            <text:p text:style-name="P4">Creación casos de uso</text:p>
          </table:table-cell>
          <table:table-cell table:style-name="Tabla3.A2" office:value-type="string">
            <text:p text:style-name="P4">1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2">C</text:p>
          </table:table-cell>
        </table:table-row>
        <table:table-row>
          <table:table-cell table:style-name="Tabla3.A2" office:value-type="string">
            <text:p text:style-name="P4">D</text:p>
          </table:table-cell>
          <table:table-cell table:style-name="Tabla3.A2" office:value-type="string">
            <text:p text:style-name="P4">1.2</text:p>
          </table:table-cell>
          <table:table-cell table:style-name="Tabla3.A2" office:value-type="string">
            <text:p text:style-name="P4">Creación diagramas de clase</text:p>
          </table:table-cell>
          <table:table-cell table:style-name="Tabla3.A2" office:value-type="string">
            <text:p text:style-name="P4">3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text:p>
          </table:table-cell>
          <table:table-cell table:style-name="Tabla3.A2" office:value-type="string">
            <text:p text:style-name="P4">Menú</text:p>
          </table:table-cell>
          <table:table-cell table:style-name="Tabla3.A2" office:value-type="string">
            <text:p text:style-name="P4">8h</text:p>
          </table:table-cell>
          <table:table-cell table:style-name="Tabla3.A2" office:value-type="string">
            <text:p text:style-name="P4">19/10</text:p>
          </table:table-cell>
          <table:table-cell table:style-name="Tabla3.A2" office:value-type="string">
            <text:p text:style-name="P4">28/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1</text:p>
          </table:table-cell>
          <table:table-cell table:style-name="Tabla3.A2" office:value-type="string">
            <text:p text:style-name="P4">Login (conectado con base de datos)</text:p>
          </table:table-cell>
          <table:table-cell table:style-name="Tabla3.A2" office:value-type="string">
            <text:p text:style-name="P4">2h</text:p>
          </table:table-cell>
          <table:table-cell table:style-name="Tabla3.A2" office:value-type="string">
            <text:p text:style-name="P4">26/11</text:p>
          </table:table-cell>
          <table:table-cell table:style-name="Tabla3.A2" office:value-type="string">
            <text:p text:style-name="P4">28/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2.2</text:p>
          </table:table-cell>
          <table:table-cell table:style-name="Tabla3.A2" office:value-type="string">
            <text:p text:style-name="P4">Menú principal</text:p>
          </table:table-cell>
          <table:table-cell table:style-name="Tabla3.A2" office:value-type="string">
            <text:p text:style-name="P4">4h</text:p>
          </table:table-cell>
          <table:table-cell table:style-name="Tabla3.A2" office:value-type="string">
            <text:p text:style-name="P4">19/10</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3</text:p>
          </table:table-cell>
          <table:table-cell table:style-name="Tabla3.A2" office:value-type="string">
            <text:p text:style-name="P4">Opciones</text:p>
          </table:table-cell>
          <table:table-cell table:style-name="Tabla3.A2" office:value-type="string">
            <text:p text:style-name="P4">2h</text:p>
          </table:table-cell>
          <table:table-cell table:style-name="Tabla3.A2" office:value-type="string">
            <text:p text:style-name="P4">19/10</text:p>
          </table:table-cell>
          <table:table-cell table:style-name="Tabla3.A2" office:value-type="string">
            <text:p text:style-name="P4">19/10</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text:p>
          </table:table-cell>
          <table:table-cell table:style-name="Tabla3.A2" office:value-type="string">
            <text:p text:style-name="P4">Primer mapa</text:p>
          </table:table-cell>
          <table:table-cell table:style-name="Tabla3.A2" office:value-type="string">
            <text:p text:style-name="P4">9h</text:p>
          </table:table-cell>
          <table:table-cell table:style-name="Tabla3.A2" office:value-type="string">
            <text:p text:style-name="P4">17/11</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3.1</text:p>
          </table:table-cell>
          <table:table-cell table:style-name="Tabla3.A2" office:value-type="string">
            <text:p text:style-name="P4">Escenari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2</text:p>
          </table:table-cell>
          <table:table-cell table:style-name="Tabla3.A2" office:value-type="string">
            <text:p text:style-name="P4">Movimient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9/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3.3</text:p>
          </table:table-cell>
          <table:table-cell table:style-name="Tabla3.A2" office:value-type="string">
            <text:p text:style-name="P4">Interacción con objetos</text:p>
          </table:table-cell>
          <table:table-cell table:style-name="Tabla3.A2" office:value-type="string">
            <text:p text:style-name="P4">4h</text:p>
          </table:table-cell>
          <table:table-cell table:style-name="Tabla3.A2" office:value-type="string">
            <text:p text:style-name="P4">19/11</text:p>
          </table:table-cell>
          <table:table-cell table:style-name="Tabla3.A2" office:value-type="string">
            <text:p text:style-name="P4">21/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3.4</text:p>
          </table:table-cell>
          <table:table-cell table:style-name="Tabla3.A2" office:value-type="string">
            <text:p text:style-name="P4">Menú start</text:p>
          </table:table-cell>
          <table:table-cell table:style-name="Tabla3.A2" office:value-type="string">
            <text:p text:style-name="P4">2h</text:p>
          </table:table-cell>
          <table:table-cell table:style-name="Tabla3.A2" office:value-type="string">
            <text:p text:style-name="P4">21/11</text:p>
          </table:table-cell>
          <table:table-cell table:style-name="Tabla3.A2" office:value-type="string">
            <text:p text:style-name="P4">23/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3.5</text:p>
          </table:table-cell>
          <table:table-cell table:style-name="Tabla3.A2" office:value-type="string">
            <text:p text:style-name="P4">Guardado</text:p>
          </table:table-cell>
          <table:table-cell table:style-name="Tabla3.A2" office:value-type="string">
            <text:p text:style-name="P4">1h</text:p>
          </table:table-cell>
          <table:table-cell table:style-name="Tabla3.A2" office:value-type="string">
            <text:p text:style-name="P4">23/11</text:p>
          </table:table-cell>
          <table:table-cell table:style-name="Tabla3.A2" office:value-type="string">
            <text:p text:style-name="P4">23/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text:p>
          </table:table-cell>
          <table:table-cell table:style-name="Tabla3.A2" office:value-type="string">
            <text:p text:style-name="P4">Primer combate</text:p>
          </table:table-cell>
          <table:table-cell table:style-name="Tabla3.A2" office:value-type="string">
            <text:p text:style-name="P4">19h</text:p>
          </table:table-cell>
          <table:table-cell table:style-name="Tabla3.A2" office:value-type="string">
            <text:p text:style-name="P4">23/11</text:p>
          </table:table-cell>
          <table:table-cell table:style-name="Tabla3.A2" office:value-type="string">
            <text:p text:style-name="P4">25/11</text:p>
          </table:table-cell>
          <table:table-cell table:style-name="Tabla3.G2" office:value-type="string">
            <text:p text:style-name="P14">E</text:p>
          </table:table-cell>
        </table:table-row>
        <table:table-row>
          <table:table-cell table:style-name="Tabla3.A2" office:value-type="string">
            <text:p text:style-name="P4">D</text:p>
          </table:table-cell>
          <table:table-cell table:style-name="Tabla3.A2" office:value-type="string">
            <text:p text:style-name="P4">4.1</text:p>
          </table:table-cell>
          <table:table-cell table:style-name="Tabla3.A2" office:value-type="string">
            <text:p text:style-name="P4">Diseño</text:p>
          </table:table-cell>
          <table:table-cell table:style-name="Tabla3.A2" office:value-type="string">
            <text:p text:style-name="P4">1h</text:p>
          </table:table-cell>
          <table:table-cell table:style-name="Tabla3.A2" office:value-type="string">
            <text:p text:style-name="P4">25/11</text:p>
          </table:table-cell>
          <table:table-cell table:style-name="Tabla3.A2" office:value-type="string">
            <text:p text:style-name="P4">27/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2</text:p>
          </table:table-cell>
          <table:table-cell table:style-name="Tabla3.A2" office:value-type="string">
            <text:p text:style-name="P4">Layout</text:p>
          </table:table-cell>
          <table:table-cell table:style-name="Tabla3.A2" office:value-type="string">
            <text:p text:style-name="P4">2h</text:p>
          </table:table-cell>
          <table:table-cell table:style-name="Tabla3.A2" office:value-type="string">
            <text:p text:style-name="P4">27/11</text:p>
          </table:table-cell>
          <table:table-cell table:style-name="Tabla3.A2" office:value-type="string">
            <text:p text:style-name="P4">29/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3</text:p>
          </table:table-cell>
          <table:table-cell table:style-name="Tabla3.A2" office:value-type="string">
            <text:p text:style-name="P4">Menús</text:p>
          </table:table-cell>
          <table:table-cell table:style-name="Tabla3.A2" office:value-type="string">
            <text:p text:style-name="P4">3h</text:p>
          </table:table-cell>
          <table:table-cell table:style-name="Tabla3.A2" office:value-type="string">
            <text:p text:style-name="P4">29/11</text:p>
          </table:table-cell>
          <table:table-cell table:style-name="Tabla3.A2" office:value-type="string">
            <text:p text:style-name="P4">1/12</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4</text:p>
          </table:table-cell>
          <table:table-cell table:style-name="Tabla3.A2" office:value-type="string">
            <text:p text:style-name="P4">Programación flujo de combate</text:p>
          </table:table-cell>
          <table:table-cell table:style-name="Tabla3.A2" office:value-type="string">
            <text:p text:style-name="P4">7h</text:p>
          </table:table-cell>
          <table:table-cell table:style-name="Tabla3.A2" office:value-type="string">
            <text:p text:style-name="P4">1/12</text:p>
          </table:table-cell>
          <table:table-cell table:style-name="Tabla3.A2" office:value-type="string">
            <text:p text:style-name="P4">4/12</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5</text:p>
          </table:table-cell>
          <table:table-cell table:style-name="Tabla3.A2" office:value-type="string">
            <text:p text:style-name="P4">Efectos de acciones</text:p>
          </table:table-cell>
          <table:table-cell table:style-name="Tabla3.A2" office:value-type="string">
            <text:p text:style-name="P4">2h</text:p>
          </table:table-cell>
          <table:table-cell table:style-name="Tabla3.A2" office:value-type="string">
            <text:p text:style-name="P4">4/12</text:p>
          </table:table-cell>
          <table:table-cell table:style-name="Tabla3.A2" office:value-type="string">
            <text:p text:style-name="P4">6/12</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6</text:p>
          </table:table-cell>
          <table:table-cell table:style-name="Tabla3.A2" office:value-type="string">
            <text:p text:style-name="P4">Reproducir animaciones</text:p>
          </table:table-cell>
          <table:table-cell table:style-name="Tabla3.A2" office:value-type="string">
            <text:p text:style-name="P4">4h</text:p>
          </table:table-cell>
          <table:table-cell table:style-name="Tabla3.A2" office:value-type="string">
            <text:p text:style-name="P4">6/12</text:p>
          </table:table-cell>
          <table:table-cell table:style-name="Tabla3.A2" office:value-type="string">
            <text:p text:style-name="P4">8/12</text:p>
          </table:table-cell>
          <table:table-cell table:style-name="Tabla3.G2" office:value-type="string">
            <text:p text:style-name="P14">E</text:p>
          </table:table-cell>
        </table:table-row>
        <table:table-row>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G2" office:value-type="string">
            <text:p text:style-name="P19"/>
          </table:table-cell>
        </table:table-row>
        <table:table-row>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G23" office:value-type="string">
            <text:p text:style-name="P4"/>
          </table:table-cell>
        </table:table-row>
      </table:table>
      <text:p text:style-name="P15"/>
      <text:p text:style-name="Text_20_body">Significado de las columnas</text:p>
      <table:table table:name="Tabla1" table:style-name="Tabla1">
        <table:table-column table:style-name="Tabla1.A"/>
        <table:table-column table:style-name="Tabla1.B"/>
        <table:table-row>
          <table:table-cell table:style-name="Tabla1.A1" office:value-type="string">
            <text:p text:style-name="P1">Tipo</text:p>
          </table:table-cell>
          <table:table-cell table:style-name="Tabla1.B1" office:value-type="string">
            <text:p text:style-name="Table_20_Contents">EV-Estudio viabilidad</text:p>
            <text:p text:style-name="Table_20_Contents">A – Análisis</text:p>
            <text:p text:style-name="Table_20_Contents"><text:soft-page-break/>D – Diseño</text:p>
            <text:p text:style-name="Table_20_Contents">I – Implementación</text:p>
            <text:p text:style-name="Table_20_Contents">P – Pruebas</text:p>
            <text:p text:style-name="Table_20_Contents">E– Despliegue y documentación</text:p>
          </table:table-cell>
        </table:table-row>
        <table:table-row>
          <table:table-cell table:style-name="Tabla1.A2" office:value-type="string">
            <text:p text:style-name="P1">Nº</text:p>
          </table:table-cell>
          <table:table-cell table:style-name="Tabla1.B2" office:value-type="string">
            <text:p text:style-name="Table_20_Contents">N.º de tarea que estamos realizando. Las tareas se numerarán. Si una tarea es compleja y se sudivide más adelante en otras tareas se utilizará una notación jerarquica.</text:p>
            <text:p text:style-name="Table_20_Contents">Ejemp, tarea principal 2, subtareas 2.1, 2.2….</text:p>
          </table:table-cell>
        </table:table-row>
        <table:table-row>
          <table:table-cell table:style-name="Tabla1.A2" office:value-type="string">
            <text:p text:style-name="P1">Tarea</text:p>
          </table:table-cell>
          <table:table-cell table:style-name="Tabla1.B2" office:value-type="string">
            <text:p text:style-name="Table_20_Contents">Nombre y descripción breve de lo que hay que realizar en la tarea</text:p>
          </table:table-cell>
        </table:table-row>
        <table:table-row>
          <table:table-cell table:style-name="Tabla1.A2" office:value-type="string">
            <text:p text:style-name="P1">Duración</text:p>
          </table:table-cell>
          <table:table-cell table:style-name="Tabla1.B2" office:value-type="string">
            <text:p text:style-name="Table_20_Contents">Tiempo que tenemos pensado que nos llevará la ejecución de la tarea, en horas o minutos</text:p>
          </table:table-cell>
        </table:table-row>
        <table:table-row>
          <table:table-cell table:style-name="Tabla1.A2" office:value-type="string">
            <text:p text:style-name="P1">F.Inicio</text:p>
          </table:table-cell>
          <table:table-cell table:style-name="Tabla1.B2" office:value-type="string">
            <text:p text:style-name="Table_20_Contents">Fecha en la que comenzaremos a realizar la tarea</text:p>
          </table:table-cell>
        </table:table-row>
        <table:table-row>
          <table:table-cell table:style-name="Tabla1.A2" office:value-type="string">
            <text:p text:style-name="P1">F.Fin</text:p>
          </table:table-cell>
          <table:table-cell table:style-name="Tabla1.B2" office:value-type="string">
            <text:p text:style-name="Table_20_Contents">Fecha en la que esperamos completar la tarea. Una vez completada podremos anotar la fecha real en la que hemos completado nuestra tarea, por si tenemos que reajustar el resto de fechas</text:p>
          </table:table-cell>
        </table:table-row>
        <table:table-row>
          <table:table-cell table:style-name="Tabla1.A2" office:value-type="string">
            <text:p text:style-name="P1">Estado</text:p>
          </table:table-cell>
          <table:table-cell table:style-name="Tabla1.B2" office:value-type="string">
            <text:p text:style-name="Table_20_Contents">Indicaréis el estado de vuestra tarea, en principio se proponen tres estados, aunque podreis añadir más si lo consideráis pertinente.</text:p>
            <text:p text:style-name="Table_20_Contents">Se proponen los siguientes estados, para los cuales es conveniente que asociéis un color, lo que facilitará su seguimiento</text:p>
            <table:table table:name="Tabla4" table:style-name="Tabla4">
              <table:table-column table:style-name="Tabla4.A"/>
              <table:table-column table:style-name="Tabla4.B"/>
              <table:table-row>
                <table:table-cell table:style-name="Tabla4.A1" office:value-type="string">
                  <text:p text:style-name="P14">E</text:p>
                </table:table-cell>
                <table:table-cell table:style-name="Tabla4.B1" office:value-type="string">
                  <text:p text:style-name="Table_20_Contents">Esperando ser comenzada</text:p>
                </table:table-cell>
              </table:table-row>
              <table:table-row>
                <table:table-cell table:style-name="Tabla4.A2" office:value-type="string">
                  <text:p text:style-name="P13">R</text:p>
                </table:table-cell>
                <table:table-cell table:style-name="Tabla4.B2" office:value-type="string">
                  <text:p text:style-name="Table_20_Contents">Realizándose</text:p>
                </table:table-cell>
              </table:table-row>
              <table:table-row>
                <table:table-cell table:style-name="Tabla4.A2" office:value-type="string">
                  <text:p text:style-name="P12">C</text:p>
                </table:table-cell>
                <table:table-cell table:style-name="Tabla4.B2" office:value-type="string">
                  <text:p text:style-name="Table_20_Contents">Completada</text:p>
                </table:table-cell>
              </table:table-row>
            </table:table>
            <text:p text:style-name="Text_20_body"/>
          </table:table-cell>
        </table:table-row>
      </table:table>
      <text:p text:style-name="Text_20_body"/>
      <text:p text:style-name="Text_20_body">Se recuerda que este es un procedimiento simple de planificación. Un <text:a xlink:type="simple" xlink:href="https://es.wikipedia.org/wiki/Diagrama_de_Gantt" text:style-name="Internet_20_link" text:visited-style-name="Visited_20_Internet_20_Link">Diagrama de Gantt</text:a> es una solución más precisa y útil para representar este tipo de planificaciones.</text:p>
      <text:p text:style-name="Text_20_body">Herramientas como <text:a xlink:type="simple" xlink:href="https://trello.com/" text:style-name="Internet_20_link" text:visited-style-name="Visited_20_Internet_20_Link">Trello</text:a> nos permitirán también llevar un control de nuestras tareas. No se descarta la utilización de esta herramienta para hacer un seguimiento de vuestras tareas en tiempo real.</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SimSun" style:font-size-asian="18pt" style:font-weight-asian="bold" style:font-name-complex="Arial Unicode M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Map" style:family="paragraph" style:default-outline-level="">
      <style:paragraph-properties fo:text-align="start" style:justify-single-word="false" fo:orphans="2" fo:widows="2" style:vertical-align="auto"/>
      <style:text-properties style:font-name="Calibri" fo:font-size="11pt" style:font-name-asian="Times New Roman" style:font-size-asian="11pt" style:language-asian="es" style:country-asian="ES" style:font-name-complex="Calibri1"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NSimSun" style:font-size-asian="14pt" style:font-weight-asian="bold" style:font-name-complex="Arial Unicode MS"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7$Win32 OpenOffice.org_project/417m1$Build-9800</meta:generator>
    <dc:date>2021-11-18T17:34:45.22</dc:date>
    <meta:editing-duration>PT9H31M9S</meta:editing-duration>
    <meta:editing-cycles>28</meta:editing-cycles>
    <dc:creator>xdan el puto amo</dc:creator>
    <meta:document-statistic meta:table-count="5" meta:image-count="0" meta:object-count="0" meta:page-count="4" meta:paragraph-count="265" meta:word-count="832" meta:character-count="4908"/>
  </office:meta>
</office:document-meta>
</file>